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Helvetica" svg:font-family="Helvetica" style:font-family-generic="roman"/>
    <style:font-face style:name="Times-Roman1" svg:font-family="Times-Roman" style:font-family-generic="roman"/>
    <style:font-face style:name="Helvetica1" svg:font-family="Helvetica" style:font-family-generic="roman" style:font-pitch="variable"/>
    <style:font-face style:name="Liberation Serif" svg:font-family="'Liberation Serif'"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fo:color="#000000" style:font-name="Helvetica" fo:font-size="12pt" style:font-size-asian="12pt"/>
    </style:style>
    <style:style style:name="P3" style:family="paragraph" style:parent-style-name="Standard" style:master-page-name="Standard">
      <style:paragraph-properties fo:line-height="150%" style:page-number="auto"/>
    </style:style>
    <style:style style:name="T1" style:family="text">
      <style:text-properties fo:color="#000000" style:font-name="Helvetica" fo:font-size="12pt" style:font-size-asian="12pt"/>
    </style:style>
    <style:style style:name="T2" style:family="text">
      <style:text-properties fo:color="#000000" style:font-name="Helvetica" fo:font-size="12pt" officeooo:rsid="0005de40"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Sample Recommendation Letter</text:span></text:p>
      <text:p text:style-name="P1"><text:span text:style-name="T1">for BME205</text:span></text:p>
      <text:p text:style-name="P1"><text:span text:style-name="T1">Thomas Matthew</text:span></text:p>
      <text:p text:style-name="P1"><text:span text:style-name="T1">October </text:span><text:span text:style-name="T2">16</text:span><text:span text:style-name="T1">, 201</text:span><text:span text:style-name="T2">5</text:span></text:p>
      <text:p text:style-name="P2"/>
      <text:p text:style-name="P1"><text:span text:style-name="T1">Dear Sir/Madam,</text:span></text:p>
      <text:p text:style-name="P2"/>
      <text:p text:style-name="P1"><text:span text:style-name="T1">I am writing to provide a letter of recommendation in support of Thomas Matthew, a Bioinformatics PhD student, who is applying for the NSF Fellowship. I first met Thomas in my former role as [ ] at [ ]. At the time I was responsible for the [ ] organization, a team of over 80 scientists located across five research sites internationally. Thomas successfully applied for a fiercely competed position as a Research Associate conducting genomic screening and analysis.</text:span></text:p>
      <text:p text:style-name="P2"/>
      <text:p text:style-name="P1"><text:span text:style-name="T1">Thomas was an unusual hire for us, presenting with a BS in finance whereas the vast majority of our laboratory scientists are Life Sciences graduates. However, it was evident at interview that his grasp of Biology exceeded that of many other biologically trained graduates and moreover he was highly numerate. We were keen to supplement our existing team with someone who could contribute authoritatively to the increasingly demanding statistical and mathematical analyses necessary for genomic research as well as contributing practically in the laboratory. Additionally, having made the decision to move away from finance towards life sciences, he was both proactive and effective in gaining a position at UCSF to provide him with relevant experience and facilitate his change in focus.</text:span></text:p>
      <text:p text:style-name="P2"/>
      <text:p text:style-name="P1"><text:span text:style-name="T1">Thomas came to us with unusually strong references which were validated after he joined our laboratory and proved himself to be a world-class hire. Thomas is a thoughtful and mature individual. He is greatly respected by the team he worked with and they are all sorry to see him leave although they fully support his ambition to further </text:span><text:soft-page-break/><text:span text:style-name="T1">his education and earn a PhD. </text:span></text:p>
      <text:p text:style-name="P2"/>
      <text:p text:style-name="P1"><text:span text:style-name="T1">Thomas quickly developed expertise across an unusually broad range of highly technical laboratory skills. He is working in an extremely specialized environment with state-of-the art laboratory robotics and complex statistical data analysis and mining. He is equally capable with traditional “hands-on” experimental design/execution and the emerging automated protocols implemented for high throughput genomic screening.</text:span></text:p>
      <text:p text:style-name="P2"/>
      <text:p text:style-name="P1"><text:span text:style-name="T1">Thomas has progressively developed his background and specialist knowledge (particularly in the arena of genomic screening and Oncology) and his expertise compares favorably with that of first and second year PhD students from the nation’s top universities who we have hosted as interns in the past. Thomas was commended to me by his colleagues on several occasions for his patience and enthusiasm for teaching techniques to others. This demonstrates not only his mastery of his subject but also his enthusiasm for knowledge sharing and team development.</text:span></text:p>
      <text:p text:style-name="P2"/>
      <text:p text:style-name="P1"><text:span text:style-name="T1">His background in finance (numeracy), broad biological knowledge and emerging competence in computer programming make Thomas an excellent prospect for a PhD student and committed life-long scientist. <text:s/>I have no hesitation in recommending Thomas Matthew for the NSF Fellowship Grant.</text:span></text:p>
      <text:p text:style-name="P2"/>
      <text:p text:style-name="P1"><text:span text:style-name="T1">Sincerely,</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Helvetica" svg:font-family="Helvetica" style:font-family-generic="roman"/>
    <style:font-face style:name="Times-Roman1" svg:font-family="Times-Roman" style:font-family-generic="roman"/>
    <style:font-face style:name="Helvetica1" svg:font-family="Helvetica" style:font-family-generic="roman" style:font-pitch="variable"/>
    <style:font-face style:name="Liberation Serif" svg:font-family="'Liberation Serif'"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16T11:48:09.768989097</dc:date>
    <dc:creator>tjm </dc:creator>
    <meta:document-statistic meta:table-count="0" meta:image-count="0" meta:object-count="0" meta:page-count="2" meta:paragraph-count="12" meta:word-count="457" meta:character-count="2970" meta:non-whitespace-character-count="2523"/>
    <meta:generator>LibreOffice/4.1.3.2$Linux_X86_64 LibreOffice_project/410m0$Build-2</meta:generator>
  </office:meta>
</office:document-meta>
</file>